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c87d" officeooo:paragraph-rsid="0002c87d"/>
    </style:style>
    <style:style style:name="P2" style:family="paragraph" style:parent-style-name="Standard">
      <style:text-properties officeooo:rsid="0002e57d" officeooo:paragraph-rsid="0002e5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nce 9 - Etudes de cas</text:p>
      <text:p text:style-name="P1">L'art roman du XI°s : images</text:p>
      <text:p text:style-name="P1"/>
      <text:p text:style-name="P1">Manuscrit aquitains</text:p>
      <text:p text:style-name="P1">Les peintures murales de Saint-Savin-sur-Gartempe</text:p>
      <text:p text:style-name="P1">La sculpture de Saint-Samin de Toulouse</text:p>
      <text:p text:style-name="P1">La Tapisserie de Bayeux</text:p>
      <text:p text:style-name="P1"/>
      <text:p text:style-name="P2">Manuscrits romans du monde aquitain (X°-XII) 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39M32S</meta:editing-duration>
    <meta:editing-cycles>4</meta:editing-cycles>
    <meta:generator>LibreOffice/5.3.6.1$Windows_x86 LibreOffice_project/686f202eff87ef707079aeb7f485847613344eb7</meta:generator>
    <dc:date>2017-11-15T18:22:11.880000000</dc:date>
    <meta:document-statistic meta:table-count="0" meta:image-count="0" meta:object-count="0" meta:page-count="1" meta:paragraph-count="7" meta:word-count="36" meta:character-count="228" meta:non-whitespace-character-count="199"/>
    <meta:user-defined meta:name="Info 1"/>
    <meta:user-defined meta:name="Info 2"/>
    <meta:user-defined meta:name="Info 3"/>
    <meta:user-defined meta:name="Info 4"/>
  </office:meta>
</office:document-meta>
</file>